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0c4" officeooo:paragraph-rsid="001790c4"/>
    </style:style>
    <style:style style:name="P2" style:family="paragraph" style:parent-style-name="Standard">
      <style:text-properties officeooo:paragraph-rsid="001790c4"/>
    </style:style>
    <style:style style:name="P3" style:family="paragraph" style:parent-style-name="Standard">
      <style:text-properties officeooo:rsid="001933cf" officeooo:paragraph-rsid="001933cf"/>
    </style:style>
    <style:style style:name="P4" style:family="paragraph" style:parent-style-name="Standard">
      <style:text-properties officeooo:rsid="0019aa94" officeooo:paragraph-rsid="0019aa94"/>
    </style:style>
    <style:style style:name="P5" style:family="paragraph" style:parent-style-name="Standard">
      <style:text-properties officeooo:paragraph-rsid="0019aa94"/>
    </style:style>
    <style:style style:name="T1" style:family="text">
      <style:text-properties fo:font-style="italic"/>
    </style:style>
    <style:style style:name="T2" style:family="text">
      <style:text-properties officeooo:rsid="00179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bel, David H., and Torsten N. Wiesel. "Receptive fields, binocular interaction and functional architecture in the cat's visual cortex." <text:span text:style-name="T1">The Journal of physiology</text:span> 160.1 (1962): 106-154.</text:p>
      <text:p text:style-name="Standard"/>
      <text:p text:style-name="Standard">Fukushima, Kunihiko, and Sei Miyake. "Neocognitron: A self-organizing neural network model for a mechanism of visual pattern recognition." <text:span text:style-name="T1">Competition and cooperation in neural nets</text:span>. Springer, Berlin, Heidelberg, 1982. 267-285.</text:p>
      <text:p text:style-name="P3">#Neural network based on Hubel work</text:p>
      <text:p text:style-name="Standard"/>
      <text:p text:style-name="Standard"/>
      <text:p text:style-name="Standard">Ramakrishnan, A. G., S. Kumar Raja, and HV Raghu Ram. "Neural network-based segmentation of textures using Gabor features." <text:span text:style-name="T1">Neural Networks for Signal Processing, 2002. Proceedings of the 2002 12th IEEE Workshop on</text:span>. IEEE, 2002.</text:p>
      <text:p text:style-name="P4">#Using Gabor filters to detect </text:p>
      <text:p text:style-name="Standard"/>
      <text:p text:style-name="Standard">Luan, Shangzhen, et al. "Gabor Convolutional Networks." <text:span text:style-name="T1">arXiv preprint arXiv:1705.01450</text:span> (2017).</text:p>
      <text:p text:style-name="P5"><text:span text:style-name="T2">#Using Gabor filters for image recognition</text:span></text:p>
      <text:p text:style-name="P2"/>
      <text:p text:style-name="Standard">Dimitriadis, Dimitrios, Petros Maragos, and Alexandros Potamianos. "Robust AM-FM features for speech recognition." <text:span text:style-name="T1">IEEE signal processing letters</text:span> 12.9 (2005): 621-624.</text:p>
      <text:p text:style-name="P1">#Using Gabor filters for speech recognition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2:36:26.267467532</meta:creation-date>
    <dc:date>2018-03-11T14:21:33.005092064</dc:date>
    <meta:editing-duration>PT1H34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43" meta:character-count="1054" meta:non-whitespace-character-count="918"/>
  </office:meta>
</office:document-meta>
</file>